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852" officeooo:paragraph-rsid="00041852"/>
    </style:style>
    <style:style style:name="P2" style:family="paragraph" style:parent-style-name="Standard">
      <style:text-properties officeooo:rsid="0004f74f" officeooo:paragraph-rsid="0004f74f"/>
    </style:style>
    <style:style style:name="P3" style:family="paragraph" style:parent-style-name="Standard" style:list-style-name="L1">
      <style:text-properties officeooo:rsid="0004f74f" officeooo:paragraph-rsid="0004f74f"/>
    </style:style>
    <style:style style:name="P4" style:family="paragraph" style:parent-style-name="Standard" style:list-style-name="L1">
      <style:text-properties officeooo:rsid="00069af9" officeooo:paragraph-rsid="00069af9"/>
    </style:style>
    <style:style style:name="P5" style:family="paragraph" style:parent-style-name="Standard" style:list-style-name="L1">
      <style:text-properties officeooo:rsid="00084995" officeooo:paragraph-rsid="00084995"/>
    </style:style>
    <style:style style:name="P6" style:family="paragraph" style:parent-style-name="Preformatted_20_Text" style:list-style-name="L1">
      <style:text-properties fo:color="#0000ff" style:font-name="Ubuntu Mono" fo:font-size="10.3999996185303pt" officeooo:rsid="0004f74f" officeooo:paragraph-rsid="0004f74f"/>
    </style:style>
    <style:style style:name="P7" style:family="paragraph" style:parent-style-name="Preformatted_20_Text" style:list-style-name="L1">
      <style:text-properties fo:color="#0000ff" style:font-name="Ubuntu Mono" fo:font-size="10.3999996185303pt" officeooo:rsid="00084995" officeooo:paragraph-rsid="00084995"/>
    </style:style>
    <style:style style:name="P8" style:family="paragraph" style:parent-style-name="Preformatted_20_Text">
      <style:paragraph-properties fo:margin-top="0cm" fo:margin-bottom="0cm" loext:contextual-spacing="false" fo:padding="0cm" fo:border="none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T1" style:family="text">
      <style:text-properties officeooo:rsid="00069af9"/>
    </style:style>
    <style:style style:name="T2" style:family="text">
      <style:text-properties officeooo:rsid="00084995"/>
    </style:style>
    <style:style style:name="T3" style:family="text">
      <style:text-properties style:font-name="Ubuntu Mono" fo:font-size="10.3999996185303pt"/>
    </style:style>
    <style:style style:name="T4" style:family="text">
      <style:text-properties officeooo:rsid="000ad144"/>
    </style:style>
    <style:style style:name="T5" style:family="text">
      <style:text-properties officeooo:rsid="000af0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1</text:p>
      <text:p text:style-name="P1">Tipos de datos en R.</text:p>
      <text:p text:style-name="P2">En R tipos de datos básicos:</text:p>
      <text:list xml:id="list2259833435425640873" text:style-name="L1">
        <text:list-item>
          <text:p text:style-name="P3">Caracter.-nominales o categ<text:span text:style-name="T2">ó</text:span>ricos</text:p>
        </text:list-item>
        <text:list-item>
          <text:p text:style-name="P4">Ordinales-</text:p>
        </text:list-item>
        <text:list-item>
          <text:p text:style-name="P3">Reales-numéricos de tipo float</text:p>
          <text:p text:style-name="P6"><text:bookmark text:name="rstudio_console_output"/>class(2.6)</text:p>
        </text:list-item>
      </text:list>
      <text:p text:style-name="P8"><text:span text:style-name="T3"><text:s text:c="7"/>[1] "numeric"</text:span></text:p>
      <text:list xml:id="list101631206486174" text:continue-numbering="true" text:style-name="L1">
        <text:list-item>
          <text:p text:style-name="P3">Enteros-numéricos de tipo Integer(obvio)</text:p>
          <text:p text:style-name="P6"><text:bookmark text:name="rstudio_console_output2"/>class(3L)</text:p>
        </text:list-item>
      </text:list>
      <text:p text:style-name="P8"><text:span text:style-name="T3"><text:s text:c="6"/>[1] "integer”</text:span></text:p>
      <text:list xml:id="list101630798406093" text:continue-numbering="true" text:style-name="L1">
        <text:list-item>
          <text:p text:style-name="P3">Booleanos- <text:span text:style-name="T5">indican la validez de una condición (TRUE/FALSE)</text:span></text:p>
          <text:p text:style-name="P6"><text:bookmark text:name="rstudio_console_output3"/>class(TRUE)</text:p>
        </text:list-item>
      </text:list>
      <text:p text:style-name="P9"><text:s text:c="6"/>[1] "logical"</text:p>
      <text:list xml:id="list101630880130749" text:continue-numbering="true" text:style-name="L1">
        <text:list-header>
          <text:p text:style-name="P3"/>
        </text:list-header>
        <text:list-item>
          <text:p text:style-name="P5">Complejos- <text:span text:style-name="T5">números complejos</text:span></text:p>
          <text:p text:style-name="P7"><text:bookmark text:name="rstudio_console_output4"/>class(2+3i)</text:p>
        </text:list-item>
      </text:list>
      <text:p text:style-name="P9"><text:s text:c="6"/>[1] "complex"</text:p>
      <text:list xml:id="list101629893045552" text:continue-numbering="true" text:style-name="L1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9:50:54.674177645</meta:creation-date>
    <dc:date>2017-01-20T10:16:29.410234777</dc:date>
    <meta:editing-duration>PT1M34S</meta:editing-duration>
    <meta:editing-cycles>1</meta:editing-cycles>
    <meta:document-statistic meta:table-count="0" meta:image-count="0" meta:object-count="0" meta:page-count="1" meta:paragraph-count="19" meta:word-count="60" meta:character-count="385" meta:non-whitespace-character-count="329"/>
    <meta:generator>LibreOffice/5.1.4.2$Linux_X86_64 LibreOffice_project/10m0$Build-2</meta:generator>
  </office:meta>
</office:document-meta>
</file>